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!continue</text:p>
      <text:p text:style-name="Standard">==&gt; Preparing data..</text:p>
      <text:p text:style-name="Standard">ResNet18</text:p>
      <text:p text:style-name="Standard">&gt; /home/yihuo/Documents/2. FER/3.Facial-Expression-Recognition.Pytorch-master-20220215-OCNN version/mainpro_FER.py(79)&lt;module&gt;()</text:p>
      <text:p text:style-name="Standard"><text:s text:c="5"/>77 #modified by HY</text:p>
      <text:p text:style-name="Standard"><text:s text:c="5"/>78 #add by HY</text:p>
      <text:p text:style-name="Standard">1--&gt; 79 print(net)</text:p>
      <text:p text:style-name="Standard"><text:s text:c="5"/>80 #add by HY</text:p>
      <text:p text:style-name="Standard"><text:s text:c="5"/>81 </text:p>
      <text:p text:style-name="Standard"/>
      <text:p text:style-name="Standard"/>
      <text:p text:style-name="Standard">!next</text:p>
      <text:p text:style-name="Standard">ResNet(</text:p>
      <text:p text:style-name="Standard"><text:s text:c="2"/>(conv1): Conv2d(3, 64, kernel_size=(3, 3), stride=(1, 1), padding=(1, 1), bias=False)</text:p>
      <text:p text:style-name="Standard"><text:s text:c="2"/>(bn1): BatchNorm2d(64, eps=1e-05, momentum=0.1, affine=True, track_running_stats=True)</text:p>
      <text:p text:style-name="Standard"><text:s text:c="2"/>(layer1): Sequential(</text:p>
      <text:p text:style-name="Standard"><text:s text:c="4"/>(0): BasicBlock(</text:p>
      <text:p text:style-name="Standard"><text:s text:c="6"/>(conv1): Conv2d(64, 64, kernel_size=(3, 3), stride=(1, 1), padding=(1, 1), bias=False)</text:p>
      <text:p text:style-name="Standard"><text:s text:c="6"/>(bn1): BatchNorm2d(64, eps=1e-05, momentum=0.1, affine=True, track_running_stats=True)</text:p>
      <text:p text:style-name="Standard"><text:s text:c="6"/>(conv2): Conv2d(64, 64, kernel_size=(3, 3), stride=(1, 1), padding=(1, 1), bias=False)</text:p>
      <text:p text:style-name="Standard"><text:s text:c="6"/>(bn2): BatchNorm2d(64, eps=1e-05, momentum=0.1, affine=True, track_running_stats=True)</text:p>
      <text:p text:style-name="Standard"><text:s text:c="6"/>(shortcut): Sequential()</text:p>
      <text:p text:style-name="Standard"><text:s text:c="4"/>)</text:p>
      <text:p text:style-name="Standard"><text:s text:c="4"/>(1): BasicBlock(</text:p>
      <text:p text:style-name="Standard"><text:s text:c="6"/>(conv1): Conv2d(64, 64, kernel_size=(3, 3), stride=(1, 1), padding=(1, 1), bias=False)</text:p>
      <text:p text:style-name="Standard"><text:s text:c="6"/>(bn1): BatchNorm2d(64, eps=1e-05, momentum=0.1, affine=True, track_running_stats=True)</text:p>
      <text:p text:style-name="Standard"><text:s text:c="6"/>(conv2): Conv2d(64, 64, kernel_size=(3, 3), stride=(1, 1), padding=(1, 1), bias=False)</text:p>
      <text:p text:style-name="Standard"><text:s text:c="6"/>(bn2): BatchNorm2d(64, eps=1e-05, momentum=0.1, affine=True, track_running_stats=True)</text:p>
      <text:p text:style-name="Standard"><text:s text:c="6"/>(shortcut): Sequential()</text:p>
      <text:p text:style-name="Standard"><text:s text:c="4"/>)</text:p>
      <text:p text:style-name="Standard"><text:s text:c="2"/>)</text:p>
      <text:p text:style-name="Standard"><text:s text:c="2"/>(layer2): Sequential(</text:p>
      <text:p text:style-name="Standard"><text:s text:c="4"/>(0): BasicBlock(</text:p>
      <text:p text:style-name="Standard"><text:s text:c="6"/>(conv1): Conv2d(64, 128, kernel_size=(3, 3), stride=(2, 2), padding=(1, 1), bias=False)</text:p>
      <text:p text:style-name="Standard"><text:s text:c="6"/>(bn1): BatchNorm2d(128, eps=1e-05, momentum=0.1, affine=True, track_running_stats=True)</text:p>
      <text:p text:style-name="Standard"><text:s text:c="6"/>(conv2): Conv2d(128, 128, kernel_size=(3, 3), stride=(1, 1), padding=(1, 1), bias=False)</text:p>
      <text:p text:style-name="Standard"><text:s text:c="6"/>(bn2): BatchNorm2d(128, eps=1e-05, momentum=0.1, affine=True, track_running_stats=True)</text:p>
      <text:p text:style-name="Standard"><text:s text:c="6"/>(shortcut): Sequential(</text:p>
      <text:p text:style-name="Standard"><text:s text:c="8"/>(0): Conv2d(64, 128, kernel_size=(1, 1), stride=(2, 2), bias=False)</text:p>
      <text:p text:style-name="Standard"><text:s text:c="8"/>(1): BatchNorm2d(128, eps=1e-05, momentum=0.1, affine=True, track_running_stats=True)</text:p>
      <text:p text:style-name="Standard"><text:s text:c="6"/>)</text:p>
      <text:p text:style-name="Standard"><text:s text:c="4"/>)</text:p>
      <text:p text:style-name="Standard"><text:s text:c="4"/>(1): BasicBlock(</text:p>
      <text:p text:style-name="Standard"><text:s text:c="6"/>(conv1): Conv2d(128, 128, kernel_size=(3, 3), stride=(1, 1), padding=(1, 1), bias=False)</text:p>
      <text:p text:style-name="Standard"><text:s text:c="6"/>(bn1): BatchNorm2d(128, eps=1e-05, momentum=0.1, affine=True, track_running_stats=True)</text:p>
      <text:p text:style-name="Standard"><text:s text:c="6"/>(conv2): Conv2d(128, 128, kernel_size=(3, 3), stride=(1, 1), padding=(1, 1), bias=False)</text:p>
      <text:p text:style-name="Standard"><text:s text:c="6"/>(bn2): BatchNorm2d(128, eps=1e-05, momentum=0.1, affine=True, track_running_stats=True)</text:p>
      <text:p text:style-name="Standard"><text:s text:c="6"/>(shortcut): Sequential()</text:p>
      <text:p text:style-name="Standard"><text:s text:c="4"/>)</text:p>
      <text:p text:style-name="Standard"><text:s text:c="2"/>)</text:p>
      <text:p text:style-name="Standard"><text:s text:c="2"/>(layer3): Sequential(</text:p>
      <text:p text:style-name="Standard"><text:soft-page-break/><text:s text:c="4"/>(0): BasicBlock(</text:p>
      <text:p text:style-name="Standard"><text:s text:c="6"/>(conv1): Conv2d(128, 256, kernel_size=(3, 3), stride=(2, 2), padding=(1, 1), bias=False)</text:p>
      <text:p text:style-name="Standard"><text:s text:c="6"/>(bn1): BatchNorm2d(256, eps=1e-05, momentum=0.1, affine=True, track_running_stats=True)</text:p>
      <text:p text:style-name="Standard"><text:s text:c="6"/>(conv2): Conv2d(256, 256, kernel_size=(3, 3), stride=(1, 1), padding=(1, 1), bias=False)</text:p>
      <text:p text:style-name="Standard"><text:s text:c="6"/>(bn2): BatchNorm2d(256, eps=1e-05, momentum=0.1, affine=True, track_running_stats=True)</text:p>
      <text:p text:style-name="Standard"><text:s text:c="6"/>(shortcut): Sequential(</text:p>
      <text:p text:style-name="Standard"><text:s text:c="8"/>(0): Conv2d(128, 256, kernel_size=(1, 1), stride=(2, 2), bias=False)</text:p>
      <text:p text:style-name="Standard"><text:s text:c="8"/>(1): BatchNorm2d(256, eps=1e-05, momentum=0.1, affine=True, track_running_stats=True)</text:p>
      <text:p text:style-name="Standard"><text:s text:c="6"/>)</text:p>
      <text:p text:style-name="Standard"><text:s text:c="4"/>)</text:p>
      <text:p text:style-name="Standard"><text:s text:c="4"/>(1): BasicBlock(</text:p>
      <text:p text:style-name="Standard"><text:s text:c="6"/>(conv1): Conv2d(256, 256, kernel_size=(3, 3), stride=(1, 1), padding=(1, 1), bias=False)</text:p>
      <text:p text:style-name="Standard"><text:s text:c="6"/>(bn1): BatchNorm2d(256, eps=1e-05, momentum=0.1, affine=True, track_running_stats=True)</text:p>
      <text:p text:style-name="Standard"><text:s text:c="6"/>(conv2): Conv2d(256, 256, kernel_size=(3, 3), stride=(1, 1), padding=(1, 1), bias=False)</text:p>
      <text:p text:style-name="Standard"><text:s text:c="6"/>(bn2): BatchNorm2d(256, eps=1e-05, momentum=0.1, affine=True, track_running_stats=True)</text:p>
      <text:p text:style-name="Standard"><text:s text:c="6"/>(shortcut): Sequential()</text:p>
      <text:p text:style-name="Standard"><text:s text:c="4"/>)</text:p>
      <text:p text:style-name="Standard"><text:s text:c="2"/>)</text:p>
      <text:p text:style-name="Standard"><text:s text:c="2"/>(layer4): Sequential(</text:p>
      <text:p text:style-name="Standard"><text:s text:c="4"/>(0): BasicBlock(</text:p>
      <text:p text:style-name="Standard"><text:s text:c="6"/>(conv1): Conv2d(256, 512, kernel_size=(3, 3), stride=(2, 2), padding=(1, 1), bias=False)</text:p>
      <text:p text:style-name="Standard"><text:s text:c="6"/>(bn1): BatchNorm2d(512, eps=1e-05, momentum=0.1, affine=True, track_running_stats=True)</text:p>
      <text:p text:style-name="Standard"><text:s text:c="6"/>(conv2): Conv2d(512, 512, kernel_size=(3, 3), stride=(1, 1), padding=(1, 1), bias=False)</text:p>
      <text:p text:style-name="Standard"><text:s text:c="6"/>(bn2): BatchNorm2d(512, eps=1e-05, momentum=0.1, affine=True, track_running_stats=True)</text:p>
      <text:p text:style-name="Standard"><text:s text:c="6"/>(shortcut): Sequential(</text:p>
      <text:p text:style-name="Standard"><text:s text:c="8"/>(0): Conv2d(256, 512, kernel_size=(1, 1), stride=(2, 2), bias=False)</text:p>
      <text:p text:style-name="Standard"><text:s text:c="8"/>(1): BatchNorm2d(512, eps=1e-05, momentum=0.1, affine=True, track_running_stats=True)</text:p>
      <text:p text:style-name="Standard"><text:s text:c="6"/>)</text:p>
      <text:p text:style-name="Standard"><text:s text:c="4"/>)</text:p>
      <text:p text:style-name="Standard"><text:s text:c="4"/>(1): BasicBlock(</text:p>
      <text:p text:style-name="Standard"><text:s text:c="6"/>(conv1): Conv2d(512, 512, kernel_size=(3, 3), stride=(1, 1), padding=(1, 1), bias=False)</text:p>
      <text:p text:style-name="Standard"><text:s text:c="6"/>(bn1): BatchNorm2d(512, eps=1e-05, momentum=0.1, affine=True, track_running_stats=True)</text:p>
      <text:p text:style-name="Standard"><text:s text:c="6"/>(conv2): Conv2d(512, 512, kernel_size=(3, 3), stride=(1, 1), padding=(1, 1), bias=False)</text:p>
      <text:p text:style-name="Standard"><text:s text:c="6"/>(bn2): BatchNorm2d(512, eps=1e-05, momentum=0.1, affine=True, track_running_stats=True)</text:p>
      <text:p text:style-name="Standard"><text:s text:c="6"/>(shortcut): Sequential()</text:p>
      <text:p text:style-name="Standard"><text:s text:c="4"/>)</text:p>
      <text:p text:style-name="Standard"><text:s text:c="2"/>)</text:p>
      <text:p text:style-name="Standard"><text:s text:c="2"/>(linear): Linear(in_features=512, out_features=7, bias=True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0T08:16:22.165619020</meta:creation-date>
    <dc:date>2022-02-20T08:16:57.143620120</dc:date>
    <meta:editing-duration>PT35S</meta:editing-duration>
    <meta:editing-cycles>1</meta:editing-cycles>
    <meta:document-statistic meta:table-count="0" meta:image-count="0" meta:object-count="0" meta:page-count="2" meta:paragraph-count="87" meta:word-count="401" meta:character-count="4546" meta:non-whitespace-character-count="3820"/>
    <meta:generator>LibreOffice/6.4.7.2$Linux_X86_64 LibreOffice_project/40$Build-2</meta:generator>
  </office:meta>
</office:document-meta>
</file>